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 style:list-style-name="L1">
      <style:graphic-properties draw:stroke="none" svg:stroke-color="#000000" draw:fill="none" draw:fill-color="#ffffff" fo:min-height="0.75cm"/>
    </style:style>
    <style:style style:name="gr4" style:family="graphic" style:parent-style-name="standard" style:list-style-name="L1">
      <style:graphic-properties draw:stroke="none" svg:stroke-color="#000000" draw:fill="none" draw:fill-color="#ffffff" fo:min-height="0.75cm"/>
    </style:style>
    <style:style style:name="gr5" style:family="graphic" style:parent-style-name="standard" style:list-style-name="L1">
      <style:graphic-properties draw:stroke="none" svg:stroke-color="#000000" draw:fill="none" draw:fill-color="#ffffff" fo:min-height="0.75cm"/>
    </style:style>
    <style:style style:name="gr6" style:family="graphic" style:parent-style-name="standard" style:list-style-name="L1">
      <style:graphic-properties draw:stroke="none" svg:stroke-color="#000000" draw:fill="none" draw:fill-color="#ffffff" fo:min-height="0.75cm"/>
    </style:style>
    <style:style style:name="gr7" style:family="graphic" style:parent-style-name="standard" style:list-style-name="L1">
      <style:graphic-properties draw:stroke="none" svg:stroke-color="#000000" draw:fill="none" draw:fill-color="#ffffff" fo:min-height="0.75cm"/>
    </style:style>
    <style:style style:name="gr8" style:family="graphic" style:parent-style-name="standard" style:list-style-name="L1">
      <style:graphic-properties draw:stroke="none" svg:stroke-color="#000000" draw:fill="none" draw:fill-color="#ffffff" fo:min-height="0.75cm"/>
    </style:style>
    <style:style style:name="gr9" style:family="graphic" style:parent-style-name="standard" style:list-style-name="L1">
      <style:graphic-properties draw:stroke="none" svg:stroke-color="#000000" draw:fill="none" draw:fill-color="#ffffff" fo:min-height="0.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6pt" fo:font-style="normal" fo:text-shadow="none" style:text-underline-style="none" fo:font-weight="normal" style:letter-kerning="true" style:font-family-asian="'DejaVu Sans'" style:font-family-generic-asian="system" style:font-pitch-asian="variable" style:font-size-asian="26pt" style:font-style-asian="normal" style:font-weight-asian="normal" style:font-family-complex="'DejaVu Sans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7cm" svg:height="17cm" svg:x="8cm" svg:y="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8cm" svg:y1="4cm" svg:x2="15cm" svg:y2="4cm">
          <text:p/>
        </draw:line>
        <draw:line draw:style-name="gr2" draw:text-style-name="P1" draw:layer="layout" svg:x1="8cm" svg:y1="6cm" svg:x2="15cm" svg:y2="6cm">
          <text:p/>
        </draw:line>
        <draw:line draw:style-name="gr2" draw:text-style-name="P1" draw:layer="layout" svg:x1="8cm" svg:y1="8cm" svg:x2="15cm" svg:y2="8cm">
          <text:p/>
        </draw:line>
        <draw:line draw:style-name="gr2" draw:text-style-name="P1" draw:layer="layout" svg:x1="8cm" svg:y1="10cm" svg:x2="15cm" svg:y2="10cm">
          <text:p/>
        </draw:line>
        <draw:line draw:style-name="gr2" draw:text-style-name="P1" draw:layer="layout" svg:x1="8cm" svg:y1="17cm" svg:x2="15cm" svg:y2="17cm">
          <text:p/>
        </draw:line>
        <draw:line draw:style-name="gr2" draw:text-style-name="P1" draw:layer="layout" svg:x1="8cm" svg:y1="12cm" svg:x2="15cm" svg:y2="12cm">
          <text:p/>
        </draw:line>
        <draw:frame draw:style-name="gr3" draw:text-style-name="P2" draw:layer="layout" svg:width="7cm" svg:height="1.276cm" svg:x="8cm" svg:y="2.224cm">
          <draw:text-box>
            <text:p text:style-name="P2"><text:span text:style-name="T1">62 bits</text:span></text:p>
          </draw:text-box>
        </draw:frame>
        <draw:frame draw:style-name="gr4" draw:text-style-name="P2" draw:layer="layout" svg:width="7cm" svg:height="1.276cm" svg:x="8cm" svg:y="4.224cm">
          <draw:text-box>
            <text:p text:style-name="P2"><text:span text:style-name="T1">2 bits</text:span></text:p>
          </draw:text-box>
        </draw:frame>
        <draw:frame draw:style-name="gr5" draw:text-style-name="P2" draw:layer="layout" svg:width="7cm" svg:height="1.276cm" svg:x="8cm" svg:y="6.224cm">
          <draw:text-box>
            <text:p text:style-name="P2"><text:span text:style-name="T1">6 bytes</text:span></text:p>
          </draw:text-box>
        </draw:frame>
        <draw:frame draw:style-name="gr6" draw:text-style-name="P2" draw:layer="layout" svg:width="7cm" svg:height="1.276cm" svg:x="8cm" svg:y="8.224cm">
          <draw:text-box>
            <text:p text:style-name="P2"><text:span text:style-name="T1">6 bytes</text:span></text:p>
          </draw:text-box>
        </draw:frame>
        <draw:frame draw:style-name="gr7" draw:text-style-name="P2" draw:layer="layout" svg:width="7cm" svg:height="1.276cm" svg:x="8cm" svg:y="10.224cm">
          <draw:text-box>
            <text:p text:style-name="P2"><text:span text:style-name="T1">2 bytes</text:span></text:p>
          </draw:text-box>
        </draw:frame>
        <draw:frame draw:style-name="gr8" draw:text-style-name="P2" draw:layer="layout" svg:width="7cm" svg:height="2.301cm" svg:x="8cm" svg:y="13.199cm">
          <draw:text-box>
            <text:p text:style-name="P2"><text:span text:style-name="T1">46 – 1500</text:span></text:p>
            <text:p text:style-name="P2"><text:span text:style-name="T1">bytes</text:span></text:p>
          </draw:text-box>
        </draw:frame>
        <draw:frame draw:style-name="gr9" draw:text-style-name="P2" draw:layer="layout" svg:width="7cm" svg:height="1.276cm" svg:x="8cm" svg:y="17.224cm">
          <draw:text-box>
            <text:p text:style-name="P2"><text:span text:style-name="T1">4 bytes</text:span></text:p>
          </draw:text-box>
        </draw:frame>
        <draw:frame draw:style-name="gr10" draw:layer="layout" svg:width="3.211cm" svg:height="0.962cm" svg:x="15.5cm" svg:y="2.5cm">
          <draw:text-box>
            <text:p>Präambel</text:p>
          </draw:text-box>
        </draw:frame>
        <draw:frame draw:style-name="gr10" draw:layer="layout" svg:width="6.53cm" svg:height="0.962cm" svg:x="15.5cm" svg:y="4.538cm">
          <draw:text-box>
            <text:p>Start Frame Delimiter</text:p>
          </draw:text-box>
        </draw:frame>
        <draw:frame draw:style-name="gr10" draw:layer="layout" svg:width="5.612cm" svg:height="0.962cm" svg:x="15.5cm" svg:y="6.5cm">
          <draw:text-box>
            <text:p>Ziel-MAC Adresse</text:p>
          </draw:text-box>
        </draw:frame>
        <draw:frame draw:style-name="gr10" draw:layer="layout" svg:width="6.069cm" svg:height="0.962cm" svg:x="15.5cm" svg:y="8.5cm">
          <draw:text-box>
            <text:p>Quell-MAC Adresse</text:p>
          </draw:text-box>
        </draw:frame>
        <draw:frame draw:style-name="gr10" draw:layer="layout" svg:width="2.259cm" svg:height="0.962cm" svg:x="15.5cm" svg:y="10.5cm">
          <draw:text-box>
            <text:p>Länge</text:p>
          </draw:text-box>
        </draw:frame>
        <draw:frame draw:style-name="gr10" draw:layer="layout" svg:width="2.191cm" svg:height="0.962cm" svg:x="15.5cm" svg:y="13.738cm">
          <draw:text-box>
            <text:p>Daten</text:p>
          </draw:text-box>
        </draw:frame>
        <draw:frame draw:style-name="gr10" draw:layer="layout" svg:width="5.328cm" svg:height="0.962cm" svg:x="15.5cm" svg:y="17.5cm">
          <draw:text-box>
            <text:p>CRC-Prüfsumme</text:p>
          </draw:text-box>
        </draw:frame>
        <draw:custom-shape draw:style-name="gr1" draw:text-style-name="P1" draw:layer="layout" svg:width="15.5cm" svg:height="19cm" svg:x="7cm" svg:y="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rik Zenker</meta:initial-creator>
    <meta:creation-date>2011-08-15T12:14:52</meta:creation-date>
    <dc:date>2011-08-15T15:35:57</dc:date>
    <dc:creator>Erik Zenker</dc:creator>
    <meta:editing-duration>PT03H05M52S</meta:editing-duration>
    <meta:editing-cycles>6</meta:editing-cycles>
    <meta:generator>OpenOffice.org/3.2$Unix OpenOffice.org_project/320m12$Build-9483</meta:generator>
    <meta:document-statistic meta:object-count="22"/>
  </office:meta>
</office:document-meta>
</file>